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hidden-and-protected" style:print-content="true"/>
    </style:style>
    <style:style style:name="ce2" style:family="table-cell" style:parent-style-name="Default">
      <style:table-cell-properties fo:border="0.06pt solid #000000" style:shadow="#000000 0.049cm 0.049cm"/>
    </style:style>
    <style:style style:name="ce3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ontent-validations>
        <table:content-validation table:name="val1" table:condition="of:cell-content-is-in-list([$Sheet1.$C$4:.$C$6])" table:allow-empty-cell="true" table:display-list="unsorted" table:base-cell-address="Sheet1.B2"/>
        <table:content-validation table:name="val2" table:condition="of:cell-content-is-in-list([$Sheet1.$C$8:.$C$10])" table:allow-empty-cell="false" table:display-list="unsorted" table:base-cell-address="Sheet1.B6"/>
        <table:content-validation table:name="val3" table:condition="of:cell-content-is-in-list([$Sheet1.$C$12:.$C$14])" table:allow-empty-cell="false" table:display-list="unsorted" table:base-cell-address="Sheet1.B10"/>
        <table:content-validation table:name="val4" table:condition="of:cell-content-is-in-list([$Sheet1.$C$16:.$C$18])" table:allow-empty-cell="true" table:display-list="unsorted" table:base-cell-address="Sheet1.B14"/>
        <table:content-validation table:name="val5" table:condition="of:cell-content-is-in-list([$Sheet1.$C$20:.$C$22])" table:allow-empty-cell="false" table:display-list="unsorted" table:base-cell-address="Sheet1.B18"/>
        <table:content-validation table:name="val6" table:condition="of:cell-content-is-in-list([$Sheet1.$C$24:.$C$26])" table:allow-empty-cell="false" table:display-list="unsorted" table:base-cell-address="Sheet1.B22">
          <table:error-message table:message-type="stop" table:display="true"/>
        </table:content-validation>
        <table:content-validation table:name="val7" table:condition="of:cell-content-is-in-list([$Sheet1.$C$28:.$C$30])" table:allow-empty-cell="false" table:display-list="unsorted" table:base-cell-address="Sheet1.B26"/>
        <table:content-validation table:name="val8" table:condition="of:cell-content-is-in-list([$Sheet1.$C$32:.$C$34])" table:allow-empty-cell="false" table:display-list="unsorted" table:base-cell-address="Sheet1.B30"/>
        <table:content-validation table:name="val9" table:condition="of:cell-content-is-in-list([$Sheet1.$C$36:.$C$38])" table:allow-empty-cell="false" table:display-list="unsorted" table:base-cell-address="Sheet1.B34"/>
        <table:content-validation table:name="val10" table:condition="of:cell-content-is-in-list([$Sheet1.$C$40:.$C$42])" table:allow-empty-cell="false" table:display-list="unsorted" table:base-cell-address="Sheet1.B38"/>
        <table:content-validation table:name="val11" table:condition="of:cell-content-is-in-list([.A41:.A43])" table:allow-empty-cell="false" table:display-list="unsorted" table:base-cell-address="Sheet1.B42"/>
        <table:content-validation table:name="val12" table:condition="of:cell-content-is-in-list([$Sheet1.$C$48:.$C$50])" table:allow-empty-cell="false" table:display-list="unsorted" table:base-cell-address="Sheet1.B46"/>
        <table:content-validation table:name="val13" table:condition="of:cell-content-is-in-list([$Sheet1.$C$52:.$C$54])" table:allow-empty-cell="false" table:display-list="unsorted" table:base-cell-address="Sheet1.B50"/>
        <table:content-validation table:name="val14" table:condition="of:cell-content-is-in-list([$Sheet1.$C$56:.$C$58])" table:allow-empty-cell="false" table:display-list="unsorted" table:base-cell-address="Sheet1.B54"/>
        <table:content-validation table:name="val15" table:condition="of:cell-content-is-in-list([$Sheet1.$C$60:.$C$62])" table:allow-empty-cell="false" table:display-list="unsorted" table:base-cell-address="Sheet1.B58"/>
        <table:content-validation table:name="val16" table:condition="of:cell-content-is-in-list([$Sheet1.$C$64:.$C$66])" table:allow-empty-cell="false" table:display-list="unsorted" table:base-cell-address="Sheet1.B62"/>
        <table:content-validation table:name="val17" table:condition="of:cell-content-is-in-list([$Sheet1.$D$5:.$D$9])" table:allow-empty-cell="false" table:display-list="unsorted" table:base-cell-address="Sheet1.C4"/>
        <table:content-validation table:name="val18" table:condition="of:cell-content-is-in-list([$Sheet1.$D$13:.$D$17])" table:allow-empty-cell="false" table:display-list="unsorted" table:base-cell-address="Sheet1.C12"/>
        <table:content-validation table:name="val19" table:condition="of:cell-content-is-in-list([$Sheet1.$D$21:.$D$25])" table:allow-empty-cell="false" table:display-list="unsorted" table:base-cell-address="Sheet1.C20"/>
        <table:content-validation table:name="val20" table:condition="of:cell-content-is-in-list([$Sheet1.$D$29:.$D$33])" table:allow-empty-cell="false" table:display-list="unsorted" table:base-cell-address="Sheet1.C28"/>
        <table:content-validation table:name="val21" table:condition="of:cell-content-is-in-list([$Sheet1.$D$37:.$D$41])" table:allow-empty-cell="false" table:display-list="unsorted" table:base-cell-address="Sheet1.C36"/>
        <table:content-validation table:name="val22" table:condition="of:cell-content-is-in-list([$Sheet1.$D$45:.$D$49])" table:allow-empty-cell="false" table:display-list="unsorted" table:base-cell-address="Sheet1.C44"/>
        <table:content-validation table:name="val23" table:condition="of:cell-content-is-in-list([.B50:.B54])" table:allow-empty-cell="false" table:display-list="unsorted" table:base-cell-address="Sheet1.C52"/>
        <table:content-validation table:name="val24" table:condition="of:cell-content-is-in-list([$Sheet1.$D$61:.$D$65])" table:allow-empty-cell="false" table:display-list="unsorted" table:base-cell-address="Sheet1.C60"/>
        <table:content-validation table:name="val25" table:condition="of:cell-content-is-in-list([$Sheet1.$E$7:.$E$15])" table:allow-empty-cell="false" table:display-list="unsorted" table:base-cell-address="Sheet1.D8"/>
        <table:content-validation table:name="val26" table:condition="of:cell-content-is-in-list([$Sheet1.$E$23:.$E$31])" table:allow-empty-cell="false" table:display-list="unsorted" table:base-cell-address="Sheet1.D24"/>
        <table:content-validation table:name="val27" table:condition="of:cell-content-is-in-list([$Sheet1.$E$39:.$E$47])" table:allow-empty-cell="false" table:display-list="unsorted" table:base-cell-address="Sheet1.D40"/>
        <table:content-validation table:name="val28" table:condition="of:cell-content-is-in-list([$Sheet1.$E$55:.$E$63])" table:allow-empty-cell="false" table:display-list="unsorted" table:base-cell-address="Sheet1.D56"/>
        <table:content-validation table:name="val29" table:condition="of:cell-content-is-in-list([$Sheet1.$F$11:.$F$27])" table:allow-empty-cell="false" table:display-list="unsorted" table:base-cell-address="Sheet1.E16"/>
        <table:content-validation table:name="val30" table:condition="of:cell-content-is-in-list([$Sheet1.$F$43:.$F$59])" table:allow-empty-cell="false" table:display-list="unsorted" table:base-cell-address="Sheet1.E48"/>
        <table:content-validation table:name="val31" table:condition="of:cell-content-is-in-list([$Sheet1.$G$19:.$G$51])" table:allow-empty-cell="false" table:display-list="unsorted" table:base-cell-address="Sheet1.F32"/>
        <table:content-validation table:name="val32" table:condition="of:cell-content-is-in-list([$Sheet1.$H$35:.$J$35])" table:allow-empty-cell="false" table:display-list="unsorted" table:base-cell-address="Sheet1.G31"/>
        <table:content-validation table:name="val33" table:condition="of:cell-content-is-in-list([$Sheet1.$K$19:.$K$51])" table:allow-empty-cell="false" table:display-list="unsorted" table:base-cell-address="Sheet1.H32"/>
        <table:content-validation table:name="val34" table:condition="of:cell-content-is-in-list([$Sheet1.$L$11:.$L$27])" table:allow-empty-cell="false" table:display-list="unsorted" table:base-cell-address="Sheet1.I16"/>
        <table:content-validation table:name="val35" table:condition="of:cell-content-is-in-list([$Sheet1.$L$43:.$L$59])" table:allow-empty-cell="false" table:display-list="unsorted" table:base-cell-address="Sheet1.I48"/>
        <table:content-validation table:name="val36" table:condition="of:cell-content-is-in-list([.K4:.K12])" table:allow-empty-cell="false" table:display-list="unsorted" table:base-cell-address="Sheet1.J8"/>
        <table:content-validation table:name="val37" table:condition="of:cell-content-is-in-list([$Sheet1.$M$23:.$M$31])" table:allow-empty-cell="false" table:display-list="unsorted" table:base-cell-address="Sheet1.J24"/>
        <table:content-validation table:name="val38" table:condition="of:cell-content-is-in-list([$Sheet1.$M$39:.$M$47])" table:allow-empty-cell="false" table:display-list="unsorted" table:base-cell-address="Sheet1.J40"/>
        <table:content-validation table:name="val39" table:condition="of:cell-content-is-in-list([$Sheet1.$M$55:.$M$63])" table:allow-empty-cell="false" table:display-list="unsorted" table:base-cell-address="Sheet1.J56"/>
        <table:content-validation table:name="val40" table:condition="of:cell-content-is-in-list([$Sheet1.$N$5:.$N$9])" table:allow-empty-cell="false" table:display-list="unsorted" table:base-cell-address="Sheet1.K4"/>
        <table:content-validation table:name="val41" table:condition="of:cell-content-is-in-list([$Sheet1.$N$13:.$N$17])" table:allow-empty-cell="false" table:display-list="unsorted" table:base-cell-address="Sheet1.K12"/>
        <table:content-validation table:name="val42" table:condition="of:cell-content-is-in-list([$Sheet1.$N$21:.$N$25])" table:allow-empty-cell="false" table:display-list="unsorted" table:base-cell-address="Sheet1.K20"/>
        <table:content-validation table:name="val43" table:condition="of:cell-content-is-in-list([$Sheet1.$N$29:.$N$33])" table:allow-empty-cell="false" table:display-list="unsorted" table:base-cell-address="Sheet1.K28"/>
        <table:content-validation table:name="val44" table:condition="of:cell-content-is-in-list([$Sheet1.$N$37:.$N$41])" table:allow-empty-cell="false" table:display-list="unsorted" table:base-cell-address="Sheet1.K36"/>
        <table:content-validation table:name="val45" table:condition="of:cell-content-is-in-list([$Sheet1.$N$45:.$N$49])" table:allow-empty-cell="false" table:display-list="unsorted" table:base-cell-address="Sheet1.K44"/>
        <table:content-validation table:name="val46" table:condition="of:cell-content-is-in-list([$Sheet1.$N$53:.$N$57])" table:allow-empty-cell="false" table:display-list="unsorted" table:base-cell-address="Sheet1.K52"/>
        <table:content-validation table:name="val47" table:condition="of:cell-content-is-in-list([$Sheet1.$N$61:.$N$65])" table:allow-empty-cell="false" table:display-list="unsorted" table:base-cell-address="Sheet1.K60"/>
        <table:content-validation table:name="val48" table:condition="of:cell-content-is-in-list([$Sheet1.$O$4:.$O$6])" table:allow-empty-cell="false" table:display-list="unsorted" table:base-cell-address="Sheet1.L2"/>
        <table:content-validation table:name="val49" table:condition="of:cell-content-is-in-list([$Sheet1.$O$8:.$O$10])" table:allow-empty-cell="false" table:display-list="unsorted" table:base-cell-address="Sheet1.L6"/>
        <table:content-validation table:name="val50" table:condition="of:cell-content-is-in-list([$Sheet1.$O$12:.$O$14])" table:allow-empty-cell="false" table:display-list="unsorted" table:base-cell-address="Sheet1.L10"/>
        <table:content-validation table:name="val51" table:condition="of:cell-content-is-in-list([$Sheet1.$O$16:.$O$18])" table:allow-empty-cell="false" table:display-list="unsorted" table:base-cell-address="Sheet1.L14"/>
        <table:content-validation table:name="val52" table:condition="of:cell-content-is-in-list([$Sheet1.$O$20:.$O$22])" table:allow-empty-cell="false" table:display-list="unsorted" table:base-cell-address="Sheet1.L18"/>
        <table:content-validation table:name="val53" table:condition="of:cell-content-is-in-list([$Sheet1.$O$24:.$O$26])" table:allow-empty-cell="false" table:display-list="unsorted" table:base-cell-address="Sheet1.L22"/>
        <table:content-validation table:name="val54" table:condition="of:cell-content-is-in-list([$Sheet1.$O$28:.$O$30])" table:allow-empty-cell="false" table:display-list="unsorted" table:base-cell-address="Sheet1.L26"/>
        <table:content-validation table:name="val55" table:condition="of:cell-content-is-in-list([$Sheet1.$O$32:.$O$34])" table:allow-empty-cell="false" table:display-list="unsorted" table:base-cell-address="Sheet1.L30"/>
        <table:content-validation table:name="val56" table:condition="of:cell-content-is-in-list([$Sheet1.$O$36:.$O$38])" table:allow-empty-cell="false" table:display-list="unsorted" table:base-cell-address="Sheet1.L34"/>
        <table:content-validation table:name="val57" table:condition="of:cell-content-is-in-list([$Sheet1.$O$40:.$O$42])" table:allow-empty-cell="false" table:display-list="unsorted" table:base-cell-address="Sheet1.L38"/>
        <table:content-validation table:name="val58" table:condition="of:cell-content-is-in-list([$Sheet1.$O$44:.$O$46])" table:allow-empty-cell="false" table:display-list="unsorted" table:base-cell-address="Sheet1.L42"/>
        <table:content-validation table:name="val59" table:condition="of:cell-content-is-in-list([$Sheet1.$O$48:.$O$50])" table:allow-empty-cell="false" table:display-list="unsorted" table:base-cell-address="Sheet1.L46"/>
        <table:content-validation table:name="val60" table:condition="of:cell-content-is-in-list([$Sheet1.$O$52:.$O$54])" table:allow-empty-cell="false" table:display-list="unsorted" table:base-cell-address="Sheet1.L50"/>
        <table:content-validation table:name="val61" table:condition="of:cell-content-is-in-list([$Sheet1.$O$56:.$O$58])" table:allow-empty-cell="false" table:display-list="unsorted" table:base-cell-address="Sheet1.L54"/>
        <table:content-validation table:name="val62" table:condition="of:cell-content-is-in-list([$Sheet1.$O$60:.$O$62])" table:allow-empty-cell="false" table:display-list="unsorted" table:base-cell-address="Sheet1.L58"/>
        <table:content-validation table:name="val63" table:condition="of:cell-content-is-in-list([$Sheet1.$O$64:.$O$66])" table:allow-empty-cell="false" table:display-list="unsorted" table:base-cell-address="Sheet1.L62"/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2" table:number-columns-repeated="13" table:default-cell-style-name="Default"/>
        <table:table-column table:style-name="co1" table:default-cell-style-name="ce4"/>
        <table:table-row table:style-name="ro1" table:number-rows-repeated="3">
          <table:table-cell/>
          <table:table-cell table:style-name="ce1" table:number-columns-repeated="14"/>
          <table:table-cell table:style-name="ce3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Florida</text:p>
          </table:table-cell>
          <table:table-cell table:style-name="ce1" table:number-columns-repeated="11"/>
          <table:table-cell table:style-name="ce1" office:value-type="string">
            <text:p>Arizona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"/>
          <table:table-cell table:style-name="ce1" table:number-columns-repeated="4"/>
          <table:table-cell/>
          <table:table-cell table:style-name="ce1" table:number-columns-repeated="4"/>
          <table:table-cell table:style-name="ce2" table:content-validation-name="val48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 office:value-type="string">
            <text:p>Albany/MS Mary's</text:p>
          </table:table-cell>
          <table:table-cell table:style-name="ce1" table:number-columns-repeated="5"/>
          <table:table-cell table:style-name="ce1" office:value-type="string">
            <text:p>Alia's Madness</text:p>
          </table:table-cell>
          <table:table-cell table:style-name="ce1" table:number-columns-repeated="5"/>
          <table:table-cell table:style-name="ce1" office:value-type="string">
            <text:p>Weber St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17"/>
          <table:table-cell table:style-name="ce1" table:number-columns-repeated="7"/>
          <table:table-cell table:style-name="ce2" table:content-validation-name="val40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string">
            <text:p>Colorado</text:p>
          </table:table-cell>
          <table:table-cell table:style-name="ce1" table:number-columns-repeated="5"/>
          <table:table-cell table:style-name="ce1" office:value-type="string">
            <text:p>2014 Tourney</text:p>
          </table:table-cell>
          <table:table-cell table:style-name="ce1" table:number-columns-repeated="5"/>
          <table:table-cell table:style-name="ce1" office:value-type="string">
            <text:p>Gonzaga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2"/>
          <table:table-cell table:style-name="ce1" table:number-columns-repeated="4"/>
          <table:table-cell/>
          <table:table-cell table:style-name="ce1" table:number-columns-repeated="4"/>
          <table:table-cell table:style-name="ce2" table:content-validation-name="val49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string">
            <text:p>Pittsburgh</text:p>
          </table:table-cell>
          <table:table-cell table:style-name="ce1" table:number-columns-repeated="5"/>
          <table:table-cell table:style-name="ce1" office:value-type="string">
            <text:p>&lt;player&gt;</text:p>
          </table:table-cell>
          <table:table-cell table:style-name="ce1" table:number-columns-repeated="5"/>
          <table:table-cell table:style-name="ce1" office:value-type="string">
            <text:p>Oklahoma State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2" table:content-validation-name="val25"/>
          <table:table-cell table:style-name="ce1" table:number-columns-repeated="2"/>
          <table:table-cell/>
          <table:table-cell table:style-name="ce1" table:number-columns-repeated="2"/>
          <table:table-cell table:style-name="ce2" table:content-validation-name="val36"/>
          <table:table-cell table:style-name="ce1" table:number-columns-repeated="3"/>
          <table:table-cell table:style-name="ce3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VCU</text:p>
          </table:table-cell>
          <table:table-cell table:style-name="ce1" table:number-columns-repeated="11"/>
          <table:table-cell table:style-name="ce1" office:value-type="string">
            <text:p>Oklahoma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3"/>
          <table:table-cell table:style-name="ce1" table:number-columns-repeated="9"/>
          <table:table-cell table:style-name="ce2" table:content-validation-name="val50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1" office:value-type="string">
            <text:p>Stephen F Austin</text:p>
          </table:table-cell>
          <table:table-cell table:style-name="ce1" table:number-columns-repeated="11"/>
          <table:table-cell table:style-name="ce1" office:value-type="string">
            <text:p>North Dakota St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18"/>
          <table:table-cell table:style-name="ce1" table:number-columns-repeated="7"/>
          <table:table-cell table:style-name="ce2" table:content-validation-name="val41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string">
            <text:p>UCLA</text:p>
          </table:table-cell>
          <table:table-cell table:style-name="ce1" table:number-columns-repeated="11"/>
          <table:table-cell table:style-name="ce1" office:value-type="string">
            <text:p>San Diego St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4"/>
          <table:table-cell table:style-name="ce1" table:number-columns-repeated="9"/>
          <table:table-cell table:style-name="ce2" table:content-validation-name="val51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string">
            <text:p>Tulsa</text:p>
          </table:table-cell>
          <table:table-cell table:style-name="ce1" table:number-columns-repeated="11"/>
          <table:table-cell table:style-name="ce1" office:value-type="string">
            <text:p>New Mexico St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1" office:value-type="string">
            <text:p>South</text:p>
          </table:table-cell>
          <table:table-cell table:style-name="ce1"/>
          <table:table-cell table:style-name="ce2" table:content-validation-name="val29"/>
          <table:table-cell table:style-name="ce1" table:number-columns-repeated="3"/>
          <table:table-cell table:style-name="ce2" table:content-validation-name="val34"/>
          <table:table-cell table:style-name="ce1"/>
          <table:table-cell table:style-name="ce1" office:value-type="string">
            <text:p>West</text:p>
          </table:table-cell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string">
            <text:p>Ohio State</text:p>
          </table:table-cell>
          <table:table-cell table:style-name="ce1" table:number-columns-repeated="11"/>
          <table:table-cell table:style-name="ce1" office:value-type="string">
            <text:p>Baylor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5"/>
          <table:table-cell table:style-name="ce1" table:number-columns-repeated="9"/>
          <table:table-cell table:style-name="ce2" table:content-validation-name="val52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string">
            <text:p>Dayton</text:p>
          </table:table-cell>
          <table:table-cell table:style-name="ce1" table:number-columns-repeated="11"/>
          <table:table-cell table:style-name="ce1" office:value-type="string">
            <text:p>Nebraska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19"/>
          <table:table-cell table:style-name="ce1" table:number-columns-repeated="7"/>
          <table:table-cell table:style-name="ce2" table:content-validation-name="val42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string">
            <text:p>Syracuse</text:p>
          </table:table-cell>
          <table:table-cell table:style-name="ce1" table:number-columns-repeated="11"/>
          <table:table-cell table:style-name="ce1" office:value-type="string">
            <text:p>Creighton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6"/>
          <table:table-cell table:style-name="ce1" table:number-columns-repeated="9"/>
          <table:table-cell table:style-name="ce2" table:content-validation-name="val53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 office:value-type="string">
            <text:p>W Michigan</text:p>
          </table:table-cell>
          <table:table-cell table:style-name="ce1" table:number-columns-repeated="11"/>
          <table:table-cell table:style-name="ce1" office:value-type="string">
            <text:p>Louisiana-Lafayette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2" table:content-validation-name="val26"/>
          <table:table-cell table:style-name="ce1" table:number-columns-repeated="5"/>
          <table:table-cell table:style-name="ce2" table:content-validation-name="val37"/>
          <table:table-cell table:style-name="ce1" table:number-columns-repeated="3"/>
          <table:table-cell table:style-name="ce3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string">
            <text:p>New Mexico</text:p>
          </table:table-cell>
          <table:table-cell table:style-name="ce1" table:number-columns-repeated="11"/>
          <table:table-cell table:style-name="ce1" office:value-type="string">
            <text:p>Oregon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7"/>
          <table:table-cell table:style-name="ce1" table:number-columns-repeated="9"/>
          <table:table-cell table:style-name="ce2" table:content-validation-name="val54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Standord</text:p>
          </table:table-cell>
          <table:table-cell table:style-name="ce1" table:number-columns-repeated="11"/>
          <table:table-cell table:style-name="ce1" office:value-type="string">
            <text:p>BYU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20"/>
          <table:table-cell table:style-name="ce1" table:number-columns-repeated="7"/>
          <table:table-cell table:style-name="ce2" table:content-validation-name="val43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string">
            <text:p>Kansas</text:p>
          </table:table-cell>
          <table:table-cell table:style-name="ce1" table:number-columns-repeated="5"/>
          <table:table-cell table:style-name="ce1" office:value-type="string">
            <text:p>Champion</text:p>
          </table:table-cell>
          <table:table-cell table:style-name="ce1" table:number-columns-repeated="5"/>
          <table:table-cell table:style-name="ce1" office:value-type="string">
            <text:p>Wisconsin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8"/>
          <table:table-cell table:style-name="ce1" table:number-columns-repeated="9"/>
          <table:table-cell table:style-name="ce2" table:content-validation-name="val55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Eastern Kentucky</text:p>
          </table:table-cell>
          <table:table-cell table:style-name="ce1" table:number-columns-repeated="5"/>
          <table:table-cell table:style-name="ce2" table:content-validation-name="val32"/>
          <table:table-cell table:style-name="ce1" table:number-columns-repeated="5"/>
          <table:table-cell table:style-name="ce1" office:value-type="string">
            <text:p>American</text:p>
          </table:table-cell>
          <table:table-cell table:style-name="ce3" office:value-type="float" office:value="15">
            <text:p>15</text:p>
          </table:table-cell>
        </table:table-row>
        <table:table-row table:style-name="ro1">
          <table:table-cell/>
          <table:table-cell table:style-name="ce1" table:number-columns-repeated="6"/>
          <table:table-cell table:style-name="ce2" table:content-validation-name="val31"/>
          <table:table-cell table:style-name="ce1"/>
          <table:table-cell table:style-name="ce2" table:content-validation-name="val33"/>
          <table:table-cell table:style-name="ce1" table:number-columns-repeated="5"/>
          <table:table-cell table:style-name="ce3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Virginia</text:p>
          </table:table-cell>
          <table:table-cell table:style-name="ce1" table:number-columns-repeated="11"/>
          <table:table-cell table:style-name="ce1" office:value-type="string">
            <text:p>Witchita St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9"/>
          <table:table-cell table:style-name="ce1" table:number-columns-repeated="9"/>
          <table:table-cell table:style-name="ce2" table:content-validation-name="val56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 office:value-type="string">
            <text:p>Coastal Carolina</text:p>
          </table:table-cell>
          <table:table-cell table:style-name="ce1" table:number-columns-repeated="11"/>
          <table:table-cell table:style-name="ce1" office:value-type="string">
            <text:p>Cal Poly SLO/Tex So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21"/>
          <table:table-cell table:style-name="ce1" table:number-columns-repeated="7"/>
          <table:table-cell table:style-name="ce2" table:content-validation-name="val44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string">
            <text:p>Memphis</text:p>
          </table:table-cell>
          <table:table-cell table:style-name="ce1" table:number-columns-repeated="11"/>
          <table:table-cell table:style-name="ce1" office:value-type="string">
            <text:p>Kentucky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0"/>
          <table:table-cell table:style-name="ce1" table:number-columns-repeated="9"/>
          <table:table-cell table:style-name="ce2" table:content-validation-name="val57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string">
            <text:p>George Washington</text:p>
          </table:table-cell>
          <table:table-cell table:style-name="ce1" table:number-columns-repeated="11"/>
          <table:table-cell table:style-name="ce1" office:value-type="string">
            <text:p>Kansas St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2" table:content-validation-name="val27"/>
          <table:table-cell table:style-name="ce1" table:number-columns-repeated="5"/>
          <table:table-cell table:style-name="ce2" table:content-validation-name="val38"/>
          <table:table-cell table:style-name="ce1" table:number-columns-repeated="3"/>
          <table:table-cell table:style-name="ce3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Cincinnati</text:p>
          </table:table-cell>
          <table:table-cell table:style-name="ce1" table:number-columns-repeated="11"/>
          <table:table-cell table:style-name="ce1" office:value-type="string">
            <text:p>Saint Louis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1"/>
          <table:table-cell table:style-name="ce1" table:number-columns-repeated="9"/>
          <table:table-cell table:style-name="ce2" table:content-validation-name="val58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1" office:value-type="string">
            <text:p>Harvard</text:p>
          </table:table-cell>
          <table:table-cell table:style-name="ce1" table:number-columns-repeated="11"/>
          <table:table-cell table:style-name="ce1" office:value-type="string">
            <text:p>NC State/Xavier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22"/>
          <table:table-cell table:style-name="ce1" table:number-columns-repeated="7"/>
          <table:table-cell table:style-name="ce2" table:content-validation-name="val45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string">
            <text:p>Michgan St</text:p>
          </table:table-cell>
          <table:table-cell table:style-name="ce1" table:number-columns-repeated="11"/>
          <table:table-cell table:style-name="ce1" office:value-type="string">
            <text:p>Louisville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2"/>
          <table:table-cell table:style-name="ce1" table:number-columns-repeated="9"/>
          <table:table-cell table:style-name="ce2" table:content-validation-name="val59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string">
            <text:p>Delaware</text:p>
          </table:table-cell>
          <table:table-cell table:style-name="ce1" table:number-columns-repeated="11"/>
          <table:table-cell table:style-name="ce1" office:value-type="string">
            <text:p>Manhattan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1" office:value-type="string">
            <text:p>East</text:p>
          </table:table-cell>
          <table:table-cell table:style-name="ce1"/>
          <table:table-cell table:style-name="ce2" table:content-validation-name="val30"/>
          <table:table-cell table:style-name="ce1" table:number-columns-repeated="3"/>
          <table:table-cell table:style-name="ce2" table:content-validation-name="val35"/>
          <table:table-cell table:style-name="ce1"/>
          <table:table-cell table:style-name="ce1" office:value-type="string">
            <text:p>Midwest</text:p>
          </table:table-cell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string">
            <text:p>North Carolina</text:p>
          </table:table-cell>
          <table:table-cell table:style-name="ce1" table:number-columns-repeated="11"/>
          <table:table-cell table:style-name="ce1" office:value-type="string">
            <text:p>Massachusetts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3"/>
          <table:table-cell table:style-name="ce1" table:number-columns-repeated="9"/>
          <table:table-cell table:style-name="ce2" table:content-validation-name="val60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string">
            <text:p>Providence</text:p>
          </table:table-cell>
          <table:table-cell table:style-name="ce1" table:number-columns-repeated="11"/>
          <table:table-cell table:style-name="ce1" office:value-type="string">
            <text:p>Iowa/Tennessee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23"/>
          <table:table-cell table:style-name="ce1" table:number-columns-repeated="7"/>
          <table:table-cell table:style-name="ce2" table:content-validation-name="val46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string">
            <text:p>Iowa State</text:p>
          </table:table-cell>
          <table:table-cell table:style-name="ce1" table:number-columns-repeated="11"/>
          <table:table-cell table:style-name="ce1" office:value-type="string">
            <text:p>Duke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4"/>
          <table:table-cell table:style-name="ce1" table:number-columns-repeated="9"/>
          <table:table-cell table:style-name="ce2" table:content-validation-name="val61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 office:value-type="string">
            <text:p>North Carolina Central</text:p>
          </table:table-cell>
          <table:table-cell table:style-name="ce1" table:number-columns-repeated="11"/>
          <table:table-cell table:style-name="ce1" office:value-type="string">
            <text:p>Mercer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2" table:content-validation-name="val28"/>
          <table:table-cell table:style-name="ce1" table:number-columns-repeated="5"/>
          <table:table-cell table:style-name="ce2" table:content-validation-name="val39"/>
          <table:table-cell table:style-name="ce1" table:number-columns-repeated="3"/>
          <table:table-cell table:style-name="ce3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string">
            <text:p>Connecticut</text:p>
          </table:table-cell>
          <table:table-cell table:style-name="ce1" table:number-columns-repeated="11"/>
          <table:table-cell table:style-name="ce1" office:value-type="string">
            <text:p>Texas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5"/>
          <table:table-cell table:style-name="ce1" table:number-columns-repeated="9"/>
          <table:table-cell table:style-name="ce2" table:content-validation-name="val62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Saint Joseph's</text:p>
          </table:table-cell>
          <table:table-cell table:style-name="ce1" table:number-columns-repeated="11"/>
          <table:table-cell table:style-name="ce1" office:value-type="string">
            <text:p>Arizona St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2" table:content-validation-name="val24"/>
          <table:table-cell table:style-name="ce1" table:number-columns-repeated="7"/>
          <table:table-cell table:style-name="ce2" table:content-validation-name="val47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string">
            <text:p>Villanova</text:p>
          </table:table-cell>
          <table:table-cell table:style-name="ce1" table:number-columns-repeated="11"/>
          <table:table-cell table:style-name="ce1" office:value-type="string">
            <text:p>Michigan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2" table:content-validation-name="val16"/>
          <table:table-cell table:style-name="ce1" table:number-columns-repeated="9"/>
          <table:table-cell table:style-name="ce2" table:content-validation-name="val63"/>
          <table:table-cell table:style-name="ce1"/>
          <table:table-cell table:style-name="ce3"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Milwaukee</text:p>
          </table:table-cell>
          <table:table-cell table:style-name="ce1" table:number-columns-repeated="11"/>
          <table:table-cell table:style-name="ce1" office:value-type="string">
            <text:p>Wofford</text:p>
          </table:table-cell>
          <table:table-cell table:style-name="ce3" office:value-type="float" office:value="15">
            <text:p>15</text:p>
          </table:table-cell>
        </table:table-row>
        <table:table-row table:style-name="ro1" table:number-rows-repeated="104850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B4:Sheet1.C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6T22:04:08</dc:date>
    <dc:creator>Rev D3</dc:creator>
    <meta:generator>LibreOffice/3.5$Linux_X86_64 LibreOffice_project/350m1$Build-2</meta:generator>
    <meta:editing-duration>PT1H50M14S</meta:editing-duration>
    <meta:editing-cycles>11</meta:editing-cycles>
    <meta:document-statistic meta:table-count="1" meta:cell-count="136" meta:object-count="0"/>
  </office:meta>
</office:document-meta>
</file>